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5.25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58cm"/>
    </style:style>
    <style:style style:name="co7" style:family="table-column">
      <style:table-column-properties fo:break-before="auto" style:column-width="3.126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3.512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2.718cm"/>
    </style:style>
    <style:style style:name="co16" style:family="table-column">
      <style:table-column-properties fo:break-before="auto" style:column-width="3.448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4.103cm"/>
    </style:style>
    <style:style style:name="co19" style:family="table-column">
      <style:table-column-properties fo:break-before="auto" style:column-width="7.188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5.046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3.886cm"/>
    </style:style>
    <style:style style:name="co24" style:family="table-column">
      <style:table-column-properties fo:break-before="auto" style:column-width="2.858cm"/>
    </style:style>
    <style:style style:name="co25" style:family="table-column">
      <style:table-column-properties fo:break-before="auto" style:column-width="2.997cm"/>
    </style:style>
    <style:style style:name="co26" style:family="table-column">
      <style:table-column-properties fo:break-before="auto" style:column-width="2.499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2.552cm"/>
    </style:style>
    <style:style style:name="co30" style:family="table-column">
      <style:table-column-properties fo:break-before="auto" style:column-width="5.482cm"/>
    </style:style>
    <style:style style:name="co31" style:family="table-column">
      <style:table-column-properties fo:break-before="auto" style:column-width="6.062cm"/>
    </style:style>
    <style:style style:name="co32" style:family="table-column">
      <style:table-column-properties fo:break-before="auto" style:column-width="5.172cm"/>
    </style:style>
    <style:style style:name="co33" style:family="table-column">
      <style:table-column-properties fo:break-before="auto" style:column-width="6.391cm"/>
    </style:style>
    <style:style style:name="co34" style:family="table-column">
      <style:table-column-properties fo:break-before="auto" style:column-width="3.921cm"/>
    </style:style>
    <style:style style:name="co35" style:family="table-column">
      <style:table-column-properties fo:break-before="auto" style:column-width="4.284cm"/>
    </style:style>
    <style:style style:name="co36" style:family="table-column">
      <style:table-column-properties fo:break-before="auto" style:column-width="2.395cm"/>
    </style:style>
    <style:style style:name="co37" style:family="table-column">
      <style:table-column-properties fo:break-before="auto" style:column-width="2.494cm"/>
    </style:style>
    <style:style style:name="co38" style:family="table-column">
      <style:table-column-properties fo:break-before="auto" style:column-width="2.432cm"/>
    </style:style>
    <style:style style:name="co39" style:family="table-column">
      <style:table-column-properties fo:break-before="auto" style:column-width="2.96cm"/>
    </style:style>
    <style:style style:name="co40" style:family="table-column">
      <style:table-column-properties fo:break-before="auto" style:column-width="2.849cm"/>
    </style:style>
    <style:style style:name="co41" style:family="table-column">
      <style:table-column-properties fo:break-before="auto" style:column-width="2.478cm"/>
    </style:style>
    <style:style style:name="co42" style:family="table-column">
      <style:table-column-properties fo:break-before="auto" style:column-width="3.747cm"/>
    </style:style>
    <style:style style:name="co43" style:family="table-column">
      <style:table-column-properties fo:break-before="auto" style:column-width="3.552cm"/>
    </style:style>
    <style:style style:name="co44" style:family="table-column">
      <style:table-column-properties fo:break-before="auto" style:column-width="3.993cm"/>
    </style:style>
    <style:style style:name="co45" style:family="table-column">
      <style:table-column-properties fo:break-before="auto" style:column-width="3.849cm"/>
    </style:style>
    <style:style style:name="co46" style:family="table-column">
      <style:table-column-properties fo:break-before="auto" style:column-width="2.912cm"/>
    </style:style>
    <style:style style:name="co47" style:family="table-column">
      <style:table-column-properties fo:break-before="auto" style:column-width="2.801cm"/>
    </style:style>
    <style:style style:name="co48" style:family="table-column">
      <style:table-column-properties fo:break-before="auto" style:column-width="3.05cm"/>
    </style:style>
    <style:style style:name="co49" style:family="table-column">
      <style:table-column-properties fo:break-before="auto" style:column-width="2.746cm"/>
    </style:style>
    <style:style style:name="co50" style:family="table-column">
      <style:table-column-properties fo:break-before="auto" style:column-width="3.339cm"/>
    </style:style>
    <style:style style:name="co51" style:family="table-column">
      <style:table-column-properties fo:break-before="auto" style:column-width="3.413cm"/>
    </style:style>
    <style:style style:name="co52" style:family="table-column">
      <style:table-column-properties fo:break-before="auto" style:column-width="2.475cm"/>
    </style:style>
    <style:style style:name="co53" style:family="table-column">
      <style:table-column-properties fo:break-before="auto" style:column-width="3.069cm"/>
    </style:style>
    <style:style style:name="co54" style:family="table-column">
      <style:table-column-properties fo:break-before="auto" style:column-width="2.697cm"/>
    </style:style>
    <style:style style:name="co55" style:family="table-column">
      <style:table-column-properties fo:break-before="auto" style:column-width="2.33cm"/>
    </style:style>
    <style:style style:name="co56" style:family="table-column">
      <style:table-column-properties fo:break-before="auto" style:column-width="3.912cm"/>
    </style:style>
    <style:style style:name="co57" style:family="table-column">
      <style:table-column-properties fo:break-before="auto" style:column-width="3.468cm"/>
    </style:style>
    <style:style style:name="co58" style:family="table-column">
      <style:table-column-properties fo:break-before="auto" style:column-width="4.606cm"/>
    </style:style>
    <style:style style:name="co59" style:family="table-column">
      <style:table-column-properties fo:break-before="auto" style:column-width="7.17cm"/>
    </style:style>
    <style:style style:name="co60" style:family="table-column">
      <style:table-column-properties fo:break-before="auto" style:column-width="6.137cm"/>
    </style:style>
    <style:style style:name="co61" style:family="table-column">
      <style:table-column-properties fo:break-before="auto" style:column-width="7.248cm"/>
    </style:style>
    <style:style style:name="co62" style:family="table-column">
      <style:table-column-properties fo:break-before="auto" style:column-width="3.7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66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ield_5f_level_5f_data">
      <style:table-properties table:display="true" style:writing-mode="lr-tb"/>
    </style:style>
    <style:style style:name="ce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Excel_20_Built-in_20_Normal">
      <style:table-cell-properties fo:background-color="#f5822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e6e6ff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6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Excel_20_Built-in_20_Normal">
      <style:table-cell-properties fo:background-color="#eeeeee" fo:wrap-option="wrap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1" style:family="table-cell" style:parent-style-name="Excel_20_Built-in_20_Normal">
      <style:table-cell-properties fo:background-color="#eeeeee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fo:background-color="transparent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Excel_20_Built-in_20_Normal">
      <style:table-cell-properties fo:background-color="transparent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 style:data-style-name="N137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Normal">
      <style:table-cell-properties fo:wrap-option="wrap"/>
    </style:style>
    <style:style style:name="ce86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rotation-align="none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8"/>
        <table:table-column table:style-name="co4" table:number-columns-repeated="61" table:default-cell-style-name="ce18"/>
        <table:table-row table:style-name="ro1" table:number-rows-repeated="4">
          <table:table-cell table:style-name="ce1"/>
          <table:table-cell table:style-name="ce19"/>
          <table:table-cell table:style-name="ce35"/>
          <table:table-cell table:style-name="ce199" table:number-columns-repeated="61"/>
        </table:table-row>
        <table:table-row table:style-name="ro1">
          <table:table-cell table:style-name="ce2" office:value-type="string" calcext:value-type="string">
            <text:p>Color code for variables</text:p>
          </table:table-cell>
          <table:table-cell table:style-name="ce20" office:value-type="string" calcext:value-type="string">
            <text:p>Meaning</text:p>
          </table:table-cell>
          <table:table-cell table:style-name="ce35"/>
          <table:table-cell table:style-name="ce199" table:number-columns-repeated="61"/>
        </table:table-row>
        <table:table-row table:style-name="ro2">
          <table:table-cell table:style-name="ce3" office:value-type="string" calcext:value-type="string">
            <text:p>Green</text:p>
          </table:table-cell>
          <table:table-cell table:style-name="ce21" office:value-type="string" calcext:value-type="string">
            <text:p>requiered information</text:p>
          </table:table-cell>
          <table:table-cell table:style-name="ce36"/>
          <table:table-cell table:style-name="ce199" table:number-columns-repeated="61"/>
        </table:table-row>
        <table:table-row table:style-name="ro2">
          <table:table-cell table:style-name="ce4" office:value-type="string" calcext:value-type="string">
            <text:p>Yellow</text:p>
          </table:table-cell>
          <table:table-cell table:style-name="ce21" office:value-type="string" calcext:value-type="string">
            <text:p>additional information</text:p>
          </table:table-cell>
          <table:table-cell table:style-name="ce36"/>
          <table:table-cell table:style-name="ce199" table:number-columns-repeated="61"/>
        </table:table-row>
        <table:table-row table:style-name="ro3">
          <table:table-cell table:style-name="ce5" office:value-type="string" calcext:value-type="string">
            <text:p>Orange</text:p>
          </table:table-cell>
          <table:table-cell table:style-name="ce21" office:value-type="string" calcext:value-type="string">
            <text:p>Only if Insect sampling data is not included.</text:p>
          </table:table-cell>
          <table:table-cell table:style-name="ce36"/>
          <table:table-cell table:style-name="ce199" table:number-columns-repeated="61"/>
        </table:table-row>
        <table:table-row table:style-name="ro1">
          <table:table-cell table:style-name="ce1"/>
          <table:table-cell table:style-name="ce22"/>
          <table:table-cell table:style-name="ce35"/>
          <table:table-cell table:style-name="ce199" table:number-columns-repeated="61"/>
        </table:table-row>
        <table:table-row table:style-name="ro2">
          <table:table-cell table:style-name="ce2" office:value-type="string" calcext:value-type="string">
            <text:p>Template ID</text:p>
          </table:table-cell>
          <table:table-cell table:style-name="ce20" office:value-type="string" calcext:value-type="string">
            <text:p>Variable name</text:p>
          </table:table-cell>
          <table:table-cell table:style-name="ce37" office:value-type="string" calcext:value-type="string">
            <text:p>Description [Units]</text:p>
          </table:table-cell>
          <table:table-cell table:style-name="ce199" table:number-columns-repeated="61"/>
        </table:table-row>
        <table:table-row table:style-name="ro2">
          <table:table-cell table:style-name="ce6"/>
          <table:table-cell table:style-name="ce165" office:value-type="string" calcext:value-type="string">
            <text:p>study_id</text:p>
          </table:table-cell>
          <table:table-cell table:style-name="ce38" office:value-type="string" calcext:value-type="string">
            <text:p>identification code for a given study: Author’s name+crop name+country+year</text:p>
            <text:p>This ID should match exactly the study_id in the “Field sampling” worksheet. </text:p>
          </table:table-cell>
          <table:table-cell table:style-name="ce199" table:number-columns-repeated="61"/>
        </table:table-row>
        <table:table-row table:style-name="ro2">
          <table:table-cell table:style-name="ce110" office:value-type="string" calcext:value-type="string">
            <text:p>Insect sampling</text:p>
          </table:table-cell>
          <table:table-cell table:style-name="ce165" office:value-type="string" calcext:value-type="string">
            <text:p>site_id</text:p>
          </table:table-cell>
          <table:table-cell table:style-name="ce38" office:value-type="string" calcext:value-type="string">
            <text:p>identification code for a site within a study.</text:p>
            <text:p>This ID should match exactly the name of the sites in the “Field sampling” worksheet. </text:p>
          </table:table-cell>
          <table:table-cell table:number-columns-repeated="61"/>
        </table:table-row>
        <table:table-row table:style-name="ro2">
          <table:table-cell table:style-name="ce110"/>
          <table:table-cell table:style-name="ce165" office:value-type="string" calcext:value-type="string">
            <text:p>sampling_method</text:p>
          </table:table-cell>
          <table:table-cell table:style-name="ce38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1">
          <table:table-cell table:style-name="ce8"/>
          <table:table-cell table:style-name="ce165" office:value-type="string" calcext:value-type="string">
            <text:p>pollinator</text:p>
          </table:table-cell>
          <table:table-cell table:style-name="ce38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165" office:value-type="string" calcext:value-type="string">
            <text:p>identified_to</text:p>
          </table:table-cell>
          <table:table-cell table:style-name="ce38" office:value-type="string" calcext:value-type="string">
            <text:p>taxonomic resolution of the pollinator (whether identification is at the level of species, morphospecies, genera, etc). Please, use categories like species, morphospecies,</text:p>
            <text:p>genus, etc. </text:p>
          </table:table-cell>
          <table:table-cell table:number-columns-repeated="61"/>
        </table:table-row>
        <table:table-row table:style-name="ro5">
          <table:table-cell table:style-name="ce8"/>
          <table:table-cell table:style-name="ce165" office:value-type="string" calcext:value-type="string">
            <text:p>guild</text:p>
          </table:table-cell>
          <table:table-cell table:style-name="ce38" office:value-type="string" calcext:value-type="string">
            <text:p>guild of the pollinator. Please, assign one of the following categories:</text:p>
            <text:p>- honeybees</text:p>
            <text:p>- bumblebees</text:p>
            <text:p>- other_wild_bees</text:p>
            <text:p>- syrphids</text:p>
            <text:p>- humbleflies</text:p>
            <text:p>- other_flies</text:p>
            <text:p>- beetles</text:p>
            <text:p>- non_bee_hymenoptera</text:p>
            <text:p>- lepidoptera</text:p>
            <text:p>- other 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165" office:value-type="string" calcext:value-type="string">
            <text:p>abundance</text:p>
          </table:table-cell>
          <table:table-cell table:style-name="ce38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3">
          <table:table-cell table:style-name="ce8"/>
          <table:table-cell table:style-name="ce165" office:value-type="string" calcext:value-type="string">
            <text:p>total_sampled_area</text:p>
          </table:table-cell>
          <table:table-cell table:style-name="ce38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2">
          <table:table-cell table:style-name="ce8"/>
          <table:table-cell table:style-name="ce165" office:value-type="string" calcext:value-type="string">
            <text:p>total_sampled_time</text:p>
          </table:table-cell>
          <table:table-cell table:style-name="ce38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24" office:value-type="string" calcext:value-type="string">
            <text:p>total_sampled_flowers</text:p>
          </table:table-cell>
          <table:table-cell table:style-name="ce38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2">
          <table:table-cell table:style-name="ce8"/>
          <table:table-cell table:style-name="ce165" office:value-type="string" calcext:value-type="string">
            <text:p>description</text:p>
          </table:table-cell>
          <table:table-cell table:style-name="ce38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8"/>
          <table:table-cell table:style-name="ce165" office:value-type="string" calcext:value-type="string">
            <text:p>notes</text:p>
          </table:table-cell>
          <table:table-cell table:style-name="ce38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4">
          <table:table-cell table:style-name="ce199"/>
          <table:table-cell/>
          <table:table-cell table:style-name="ce34"/>
          <table:table-cell table:number-columns-repeated="61"/>
        </table:table-row>
        <table:table-row table:style-name="ro2">
          <table:table-cell table:style-name="ce2" office:value-type="string" calcext:value-type="string">
            <text:p>Template ID</text:p>
          </table:table-cell>
          <table:table-cell table:style-name="ce20" office:value-type="string" calcext:value-type="string">
            <text:p>Variable name</text:p>
          </table:table-cell>
          <table:table-cell table:style-name="ce37" office:value-type="string" calcext:value-type="string">
            <text:p>Description [Units]</text:p>
          </table:table-cell>
          <table:table-cell table:style-name="ce199" table:number-columns-repeated="61"/>
        </table:table-row>
        <table:table-row table:style-name="ro2">
          <table:table-cell table:style-name="ce6"/>
          <table:table-cell table:style-name="ce165" office:value-type="string" calcext:value-type="string">
            <text:p>study_id</text:p>
          </table:table-cell>
          <table:table-cell table:style-name="ce38" office:value-type="string" calcext:value-type="string">
            <text:p>identification code for a given study: Author’s name+crop name+country+year</text:p>
            <text:p>This ID should match exactly the study_id in the “Field sampling” worksheet.</text:p>
          </table:table-cell>
          <table:table-cell table:style-name="ce199" table:number-columns-repeated="61"/>
        </table:table-row>
        <table:table-row table:style-name="ro4">
          <table:table-cell table:style-name="ce113" office:value-type="string" calcext:value-type="string">
            <text:p>Sampling method</text:p>
          </table:table-cell>
          <table:table-cell table:style-name="ce165" office:value-type="string" calcext:value-type="string">
            <text:p>sampling_method</text:p>
          </table:table-cell>
          <table:table-cell table:style-name="ce38" office:value-type="string" calcext:value-type="string">
            <text:p>method to survey organisms. The value of this variable should be one of the “sampling_method” included in the “Insect sampling” worksheet. </text:p>
            <text:p>If multiple methods were used per organism, one independent row is added for each method.</text:p>
          </table:table-cell>
          <table:table-cell table:style-name="ce199" table:number-columns-repeated="61"/>
        </table:table-row>
        <table:table-row table:style-name="ro6">
          <table:table-cell table:style-name="ce113"/>
          <table:table-cell table:style-name="ce165" office:value-type="string" calcext:value-type="string">
            <text:p>type</text:p>
          </table:table-cell>
          <table:table-cell table:style-name="ce184" office:value-type="string" calcext:value-type="string">
            <text:p>Assign one of the following categories to each sampling method:</text:p>
            <text:p>- sweep net</text:p>
            <text:p>- transects</text:p>
            <text:p>- focal observations</text:p>
            <text:p>- pan trap, bee bowl, blue vane trap, pitfall</text:p>
            <text:p>- other</text:p>
          </table:table-cell>
          <table:table-cell table:number-columns-repeated="61"/>
        </table:table-row>
        <table:table-row table:style-name="ro3">
          <table:table-cell table:style-name="ce113"/>
          <table:table-cell table:style-name="ce165" office:value-type="string" calcext:value-type="string">
            <text:p>sampling_richness </text:p>
          </table:table-cell>
          <table:table-cell table:style-name="ce184" office:value-type="string" calcext:value-type="string">
            <text:p>Logical variable that describes if the records obtained with this sampling method should be used to estimate richness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3">
          <table:table-cell table:style-name="ce113"/>
          <table:table-cell table:style-name="ce165" office:value-type="string" calcext:value-type="string">
            <text:p>sampling_abundance </text:p>
          </table:table-cell>
          <table:table-cell table:style-name="ce184" office:value-type="string" calcext:value-type="string">
            <text:p>Logical variable that describes if the records obtained with this sampling method should be used to estimate abundance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1">
          <table:table-cell table:style-name="ce8"/>
          <table:table-cell table:style-name="ce165" office:value-type="string" calcext:value-type="string">
            <text:p>notes</text:p>
          </table:table-cell>
          <table:table-cell table:style-name="ce38" office:value-type="string" calcext:value-type="string">
            <text:p>free text to add comments on the variables of this worksheet.</text:p>
          </table:table-cell>
          <table:table-cell table:number-columns-repeated="61"/>
        </table:table-row>
        <table:table-row table:style-name="ro1" table:number-rows-repeated="4">
          <table:table-cell table:style-name="ce199"/>
          <table:table-cell/>
          <table:table-cell table:style-name="ce34"/>
          <table:table-cell table:number-columns-repeated="61"/>
        </table:table-row>
        <table:table-row table:style-name="ro2">
          <table:table-cell table:style-name="ce2" office:value-type="string" calcext:value-type="string">
            <text:p>Template ID</text:p>
          </table:table-cell>
          <table:table-cell table:style-name="ce20" office:value-type="string" calcext:value-type="string">
            <text:p>Variable name</text:p>
          </table:table-cell>
          <table:table-cell table:style-name="ce40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6"/>
          <table:table-cell table:style-name="ce165" office:value-type="string" calcext:value-type="string">
            <text:p>study_id</text:p>
          </table:table-cell>
          <table:table-cell table:style-name="ce38" office:value-type="string" calcext:value-type="string">
            <text:p>identification code for a given study: Author’s name+crop name+country+year</text:p>
            <text:p>This ID should match exactly the study_id in the “Insect sampling” worksheet.</text:p>
          </table:table-cell>
          <table:table-cell table:number-columns-repeated="61"/>
        </table:table-row>
        <table:table-row table:style-name="ro2">
          <table:table-cell table:style-name="ce110" office:value-type="string" calcext:value-type="string">
            <text:p>Field sampling</text:p>
          </table:table-cell>
          <table:table-cell table:style-name="ce165" office:value-type="string" calcext:value-type="string">
            <text:p>site_id</text:p>
          </table:table-cell>
          <table:table-cell table:style-name="ce184" office:value-type="string" calcext:value-type="string">
            <text:p>a unique identifier for each of your sites. This ID should match exactly the name of the sites in the “Insect sampling” worksheet. 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crop</text:p>
          </table:table-cell>
          <table:table-cell table:style-name="ce18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variety</text:p>
          </table:table-cell>
          <table:table-cell table:style-name="ce41" office:value-type="string" calcext:value-type="string">
            <text:p>crop variety name</text:p>
          </table:table-cell>
          <table:table-cell table:number-columns-repeated="61"/>
        </table:table-row>
        <table:table-row table:style-name="ro7">
          <table:table-cell table:style-name="ce11"/>
          <table:table-cell table:style-name="ce165" office:value-type="string" calcext:value-type="string">
            <text:p>management</text:p>
          </table:table-cell>
          <table:table-cell table:style-name="ce184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country</text:p>
          </table:table-cell>
          <table:table-cell table:style-name="ce41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latitude</text:p>
          </table:table-cell>
          <table:table-cell table:style-name="ce41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longitude</text:p>
          </table:table-cell>
          <table:table-cell table:style-name="ce41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24" office:value-type="string" calcext:value-type="string">
            <text:p>X_UTM</text:p>
          </table:table-cell>
          <table:table-cell table:style-name="ce41" office:value-type="string" calcext:value-type="string">
            <text:p>East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24" office:value-type="string" calcext:value-type="string">
            <text:p>Y_UTM</text:p>
          </table:table-cell>
          <table:table-cell table:style-name="ce41" office:value-type="string" calcext:value-type="string">
            <text:p>North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24" office:value-type="string" calcext:value-type="string">
            <text:p>zone_UTM</text:p>
          </table:table-cell>
          <table:table-cell table:style-name="ce41" office:value-type="string" calcext:value-type="string">
            <text:p>the UTM zone number of a given field.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sampling_start_month</text:p>
          </table:table-cell>
          <table:table-cell table:style-name="ce41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sampling_end_month</text:p>
          </table:table-cell>
          <table:table-cell table:style-name="ce41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sampling_year</text:p>
          </table:table-cell>
          <table:table-cell table:style-name="ce41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field size</text:p>
          </table:table-cell>
          <table:table-cell table:style-name="ce41" office:value-type="string" calcext:value-type="string">
            <text:p>field area [hectare]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yield</text:p>
          </table:table-cell>
          <table:table-cell table:style-name="ce41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yield_units</text:p>
          </table:table-cell>
          <table:table-cell table:style-name="ce41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yield2</text:p>
          </table:table-cell>
          <table:table-cell table:style-name="ce41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yield2_units</text:p>
          </table:table-cell>
          <table:table-cell table:style-name="ce41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165" office:value-type="string" calcext:value-type="string">
            <text:p>yield_treatments_no_pollinators</text:p>
          </table:table-cell>
          <table:table-cell table:style-name="ce41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165" office:value-type="string" calcext:value-type="string">
            <text:p>yield_treatments_pollen_supplement</text:p>
          </table:table-cell>
          <table:table-cell table:style-name="ce41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165" office:value-type="string" calcext:value-type="string">
            <text:p>yield_treatments_no_pollinators2</text:p>
          </table:table-cell>
          <table:table-cell table:style-name="ce41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165" office:value-type="string" calcext:value-type="string">
            <text:p>yield_treatments_pollen_supplement2</text:p>
          </table:table-cell>
          <table:table-cell table:style-name="ce41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69" office:value-type="string" calcext:value-type="string">
            <text:p>fruits_per_plant</text:p>
          </table:table-cell>
          <table:table-cell table:style-name="ce41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32"/>
          <table:table-cell table:style-name="ce171" office:value-type="string" calcext:value-type="string">
            <text:p>fruit_weight</text:p>
          </table:table-cell>
          <table:table-cell table:style-name="ce41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32"/>
          <table:table-cell table:style-name="ce171" office:value-type="string" calcext:value-type="string">
            <text:p>plant_density</text:p>
          </table:table-cell>
          <table:table-cell table:style-name="ce41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2">
          <table:covered-table-cell table:style-name="ce32"/>
          <table:table-cell table:style-name="ce171" office:value-type="string" calcext:value-type="string">
            <text:p>seeds_per_fruit</text:p>
          </table:table-cell>
          <table:table-cell table:style-name="ce41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2">
          <table:covered-table-cell table:style-name="ce32"/>
          <table:table-cell table:style-name="ce171" office:value-type="string" calcext:value-type="string">
            <text:p>seeds_per_plant</text:p>
          </table:table-cell>
          <table:table-cell table:style-name="ce41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32"/>
          <table:table-cell table:style-name="ce28" office:value-type="string" calcext:value-type="string">
            <text:p>seed_weight</text:p>
          </table:table-cell>
          <table:table-cell table:style-name="ce41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174" office:value-type="string" calcext:value-type="string">
            <text:p>sampling_richness </text:p>
          </table:table-cell>
          <table:table-cell table:style-name="ce41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8">
          <table:table-cell table:style-name="ce121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74" office:value-type="string" calcext:value-type="string">
            <text:p>observed_pollinator_richness</text:p>
          </table:table-cell>
          <table:table-cell table:style-name="ce41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8">
          <table:covered-table-cell table:style-name="ce43"/>
          <table:table-cell table:style-name="ce174" office:value-type="string" calcext:value-type="string">
            <text:p>other_pollinator_richness</text:p>
          </table:table-cell>
          <table:table-cell table:style-name="ce41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174" office:value-type="string" calcext:value-type="string">
            <text:p>other_richness_estimator_method</text:p>
          </table:table-cell>
          <table:table-cell table:style-name="ce41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richness_restriction</text:p>
          </table:table-cell>
          <table:table-cell table:style-name="ce41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sampling_abundance </text:p>
          </table:table-cell>
          <table:table-cell table:style-name="ce41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174" office:value-type="string" calcext:value-type="string">
            <text:p>abundance</text:p>
          </table:table-cell>
          <table:table-cell table:style-name="ce18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honeybee</text:p>
          </table:table-cell>
          <table:table-cell table:style-name="ce41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bombus</text:p>
          </table:table-cell>
          <table:table-cell table:style-name="ce41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wildbees</text:p>
          </table:table-cell>
          <table:table-cell table:style-name="ce41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syrphids</text:p>
          </table:table-cell>
          <table:table-cell table:style-name="ce41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ab_humbleflies</text:p>
          </table:table-cell>
          <table:table-cell table:style-name="ce41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ab_other_flies</text:p>
          </table:table-cell>
          <table:table-cell table:style-name="ce41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beetles</text:p>
          </table:table-cell>
          <table:table-cell table:style-name="ce41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ab_lepidoptera</text:p>
          </table:table-cell>
          <table:table-cell table:style-name="ce41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4" office:value-type="string" calcext:value-type="string">
            <text:p>ab_nonbee_hymenoptera</text:p>
          </table:table-cell>
          <table:table-cell table:style-name="ce41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4" office:value-type="string" calcext:value-type="string">
            <text:p>ab_others</text:p>
          </table:table-cell>
          <table:table-cell table:style-name="ce41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174" office:value-type="string" calcext:value-type="string">
            <text:p>total_sampled_area</text:p>
          </table:table-cell>
          <table:table-cell table:style-name="ce18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30" office:value-type="string" calcext:value-type="string">
            <text:p>total_sampled_time</text:p>
          </table:table-cell>
          <table:table-cell table:style-name="ce18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43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31" office:value-type="string" calcext:value-type="string">
            <text:p>sampling_visitation </text:p>
          </table:table-cell>
          <table:table-cell table:style-name="ce184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ation_rate_units</text:p>
          </table:table-cell>
          <table:table-cell table:style-name="ce18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ation_rate</text:p>
          </table:table-cell>
          <table:table-cell table:style-name="ce184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2">
          <table:covered-table-cell table:style-name="ce43" office:value-type="string" calcext:value-type="string">
            <text:p><text:s/>Sampling is provided</text:p>
          </table:covered-table-cell>
          <table:table-cell table:style-name="ce178" office:value-type="string" calcext:value-type="string">
            <text:p>visit_honeybee</text:p>
          </table:table-cell>
          <table:table-cell table:style-name="ce41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bombus</text:p>
          </table:table-cell>
          <table:table-cell table:style-name="ce41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wildbees</text:p>
          </table:table-cell>
          <table:table-cell table:style-name="ce41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syrphids</text:p>
          </table:table-cell>
          <table:table-cell table:style-name="ce41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humbleflies</text:p>
          </table:table-cell>
          <table:table-cell table:style-name="ce41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other_flies</text:p>
          </table:table-cell>
          <table:table-cell table:style-name="ce41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178" office:value-type="string" calcext:value-type="string">
            <text:p>visit_beetles</text:p>
          </table:table-cell>
          <table:table-cell table:style-name="ce41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43"/>
          <table:table-cell table:style-name="ce178" office:value-type="string" calcext:value-type="string">
            <text:p>visit_lepidoptera</text:p>
          </table:table-cell>
          <table:table-cell table:style-name="ce18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4">
          <table:covered-table-cell table:style-name="ce43"/>
          <table:table-cell table:style-name="ce178" office:value-type="string" calcext:value-type="string">
            <text:p>visit_nonbee_hymenoptera</text:p>
          </table:table-cell>
          <table:table-cell table:style-name="ce18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43"/>
          <table:table-cell table:style-name="ce33" office:value-type="string" calcext:value-type="string">
            <text:p>visit_others</text:p>
          </table:table-cell>
          <table:table-cell table:style-name="ce41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table-cell table:style-name="ce16"/>
          <table:table-cell table:style-name="ce165" office:value-type="string" calcext:value-type="string">
            <text:p>Publication</text:p>
          </table:table-cell>
          <table:table-cell table:style-name="ce41" office:value-type="string" calcext:value-type="string">
            <text:p><text:span text:style-name="T1">If published, DOI of the publication (preferred) or article reference if DOI not available. When providing DOI, please, use the following format: </text:span><text:span text:style-name="T2">10.XXX/XXX...</text:span></text:p>
          </table:table-cell>
          <table:table-cell table:number-columns-repeated="61"/>
        </table:table-row>
        <table:table-row table:style-name="ro1">
          <table:table-cell table:style-name="ce16"/>
          <table:table-cell table:style-name="ce165" office:value-type="string" calcext:value-type="string">
            <text:p>Credit</text:p>
          </table:table-cell>
          <table:table-cell table:style-name="ce41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2">
          <table:table-cell table:style-name="ce16"/>
          <table:table-cell table:style-name="ce165" office:value-type="string" calcext:value-type="string">
            <text:p>Email_contact</text:p>
          </table:table-cell>
          <table:table-cell table:style-name="ce41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8"/>
          <table:table-cell table:style-name="ce165" office:value-type="string" calcext:value-type="string">
            <text:p>notes</text:p>
          </table:table-cell>
          <table:table-cell table:style-name="ce38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2">
          <table:table-cell table:style-name="ce2" office:value-type="string" calcext:value-type="string">
            <text:p>Template ID</text:p>
          </table:table-cell>
          <table:table-cell table:style-name="ce20" office:value-type="string" calcext:value-type="string">
            <text:p>Variable name</text:p>
          </table:table-cell>
          <table:table-cell table:style-name="ce40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6"/>
          <table:table-cell table:style-name="ce165" office:value-type="string" calcext:value-type="string">
            <text:p>study_id</text:p>
          </table:table-cell>
          <table:table-cell table:style-name="ce38" office:value-type="string" calcext:value-type="string">
            <text:p>identification code for a given study: Author’s name+crop name+country+year</text:p>
            <text:p>This ID should match exactly the study_id in the other worksheets.</text:p>
          </table:table-cell>
          <table:table-cell table:number-columns-repeated="61"/>
        </table:table-row>
        <table:table-row table:style-name="ro4">
          <table:table-cell table:style-name="ce110" office:value-type="string" calcext:value-type="string">
            <text:p>Ownership</text:p>
          </table:table-cell>
          <table:table-cell table:style-name="ce165" office:value-type="string" calcext:value-type="string">
            <text:p>name</text:p>
          </table:table-cell>
          <table:table-cell table:style-name="ce184" office:value-type="string" calcext:value-type="string">
            <text:p>name of the co-author. Co-authors could be people directly involved in collecting the data. The main/corresponding author decides who his/her co-authors are. Please, use one line per co-author. 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affiliation</text:p>
          </table:table-cell>
          <table:table-cell table:style-name="ce184" office:value-type="string" calcext:value-type="string">
            <text:p>Co-author affiliation. If a given co-author has several affiliations, please, use one line per affiliation.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email</text:p>
          </table:table-cell>
          <table:table-cell table:style-name="ce41" office:value-type="string" calcext:value-type="string">
            <text:p>email of the co-author</text:p>
          </table:table-cell>
          <table:table-cell table:number-columns-repeated="61"/>
        </table:table-row>
        <table:table-row table:style-name="ro2">
          <table:table-cell table:style-name="ce11"/>
          <table:table-cell table:style-name="ce165" office:value-type="string" calcext:value-type="string">
            <text:p>role</text:p>
          </table:table-cell>
          <table:table-cell table:style-name="ce184" office:value-type="string" calcext:value-type="string">
            <text:p><text:span text:style-name="T1">One of the following role categories: (1) Lead author/Corresponding author, (2) Co-author/Co-owner</text:span></text:p>
          </table:table-cell>
          <table:table-cell table:number-columns-repeated="61"/>
        </table:table-row>
        <table:table-row table:style-name="ro1">
          <table:table-cell table:style-name="ce11"/>
          <table:table-cell table:style-name="ce165" office:value-type="string" calcext:value-type="string">
            <text:p>funding</text:p>
          </table:table-cell>
          <table:table-cell table:style-name="ce184" office:value-type="string" calcext:value-type="string">
            <text:p>Funding sources (grants, scholarships, projects, etc.) that supported the co-author</text:p>
          </table:table-cell>
          <table:table-cell table:number-columns-repeated="61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34" table:number-columns-repeated="4"/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4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4" table:number-columns-repeated="50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48" office:value-type="string" calcext:value-type="string">
            <text:p>study_id</text:p>
          </table:table-cell>
          <table:table-cell table:style-name="ce49" office:value-type="string" calcext:value-type="string">
            <text:p>site_id</text:p>
          </table:table-cell>
          <table:table-cell table:style-name="ce48" office:value-type="string" calcext:value-type="string">
            <text:p>sampling_method</text:p>
          </table:table-cell>
          <table:table-cell table:style-name="ce48" office:value-type="string" calcext:value-type="string">
            <text:p>pollinator</text:p>
          </table:table-cell>
          <table:table-cell table:style-name="ce52" office:value-type="string" calcext:value-type="string">
            <text:p>identified_to</text:p>
          </table:table-cell>
          <table:table-cell table:style-name="ce52" office:value-type="string" calcext:value-type="string">
            <text:p>guild</text:p>
          </table:table-cell>
          <table:table-cell table:style-name="ce48" office:value-type="string" calcext:value-type="string">
            <text:p>abundance</text:p>
          </table:table-cell>
          <table:table-cell table:style-name="ce48" office:value-type="string" calcext:value-type="string">
            <text:p>total_sampled_area</text:p>
          </table:table-cell>
          <table:table-cell table:style-name="ce48" office:value-type="string" calcext:value-type="string">
            <text:p>total_sampled_time</text:p>
          </table:table-cell>
          <table:table-cell table:style-name="ce53" office:value-type="string" calcext:value-type="string">
            <text:p>total_sampled_flowers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notes</text:p>
          </table:table-cell>
          <table:table-cell table:style-name="ce54" table:number-columns-repeated="2"/>
          <table:table-cell table:style-name="ce55" table:number-columns-repeated="1010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allen</text:p>
          </table:table-cell>
          <table:table-cell office:value-type="string" calcext:value-type="string">
            <text:p>transects</text:p>
          </table:table-cell>
          <table:table-cell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office:value-type="string" calcext:value-type="string">
            <text:p>Bombus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Bombus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Bombus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Bombus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nthopila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wild_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6" office:value-type="string" calcext:value-type="string">
            <text:p>Tatochil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lepidopt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46" office:value-type="string" calcext:value-type="string">
            <text:p>Polybi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non_bee_hymenopt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op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op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op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17400" calcext:value-type="float">
            <text:p>174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Bombus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109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28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Formic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n_bee_hymenopte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4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5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almo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almo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med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gar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150" calcext:value-type="float">
            <text:p>181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euno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eu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sur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sur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6" office:value-type="string" calcext:value-type="string">
            <text:p>Polybi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non_bee_hymenopt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4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170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19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19</text:p>
          </table:table-cell>
          <table:table-cell office:value-type="string" calcext:value-type="string">
            <text:p>transects</text:p>
          </table:table-cell>
          <table:table-cell table:style-name="ce46" office:value-type="string" calcext:value-type="string">
            <text:p>Polybi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non_bee_hymenopte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gar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garsu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4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pach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pach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vmanz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25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25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maiolo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maiolo</text:p>
          </table:table-cell>
          <table:table-cell office:value-type="string" calcext:value-type="string">
            <text:p>transects</text:p>
          </table:table-cell>
          <table:table-cell table:style-name="ce45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3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nmr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transects</text:p>
          </table:table-cell>
          <table:table-cell table:style-name="ce44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350" calcext:value-type="float">
            <text:p>103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office:value-type="string" calcext:value-type="string">
            <text:p>visitation rates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4"/>
          <table:table-cell table:number-columns-repeated="960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4"/>
          <table:table-cell table:style-name="ce59"/>
          <table:table-cell table:style-name="Default"/>
          <table:table-cell table:number-columns-repeated="1018"/>
        </table:table-row>
        <table:table-row table:style-name="ro9">
          <table:table-cell table:number-columns-repeated="4"/>
          <table:table-cell table:style-name="ce59" table:number-columns-repeated="2"/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method" table:style-name="ta3">
        <office:forms form:automatic-focus="false" form:apply-design-mode="false"/>
        <table:table-column table:style-name="co5" table:default-cell-style-name="ce195"/>
        <table:table-column table:style-name="co16" table:default-cell-style-name="ce196"/>
        <table:table-column table:style-name="co17" table:default-cell-style-name="ce195"/>
        <table:table-column table:style-name="co18" table:number-columns-repeated="2" table:default-cell-style-name="ce195"/>
        <table:table-column table:style-name="co5" table:default-cell-style-name="ce195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sampling_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mpling_richness</text:p>
          </table:table-cell>
          <table:table-cell office:value-type="string" calcext:value-type="string">
            <text:p>sampling_abundan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number-columns-repeated="2" table:style-name="Default" office:value-type="string" calcext:value-type="string">
            <text:p>transect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</table:table-row>
      </table:table>
      <table:table table:name="field_level_data" table:style-name="ta4" table:print="false">
        <office:forms form:automatic-focus="false" form:apply-design-mode="false"/>
        <table:table-column table:style-name="co19" table:default-cell-style-name="ce198"/>
        <table:table-column table:style-name="co4" table:number-columns-repeated="2" table:default-cell-style-name="ce198"/>
        <table:table-column table:style-name="co20" table:default-cell-style-name="ce198"/>
        <table:table-column table:style-name="co21" table:default-cell-style-name="ce198"/>
        <table:table-column table:style-name="co4" table:number-columns-repeated="3" table:default-cell-style-name="ce198"/>
        <table:table-column table:style-name="co22" table:number-columns-repeated="4" table:default-cell-style-name="ce198"/>
        <table:table-column table:style-name="co23" table:default-cell-style-name="ce198"/>
        <table:table-column table:style-name="co24" table:default-cell-style-name="ce198"/>
        <table:table-column table:style-name="co4" table:default-cell-style-name="ce198"/>
        <table:table-column table:style-name="co4" table:default-cell-style-name="ce99"/>
        <table:table-column table:style-name="co25" table:number-columns-repeated="8" table:default-cell-style-name="ce198"/>
        <table:table-column table:style-name="co4" table:default-cell-style-name="ce198"/>
        <table:table-column table:style-name="co26" table:default-cell-style-name="ce198"/>
        <table:table-column table:style-name="co27" table:default-cell-style-name="ce198"/>
        <table:table-column table:style-name="co28" table:default-cell-style-name="ce198"/>
        <table:table-column table:style-name="co29" table:default-cell-style-name="ce198"/>
        <table:table-column table:style-name="co30" table:default-cell-style-name="ce198"/>
        <table:table-column table:style-name="co31" table:default-cell-style-name="ce198"/>
        <table:table-column table:style-name="co32" table:default-cell-style-name="ce198"/>
        <table:table-column table:style-name="co33" table:default-cell-style-name="ce198"/>
        <table:table-column table:style-name="co34" table:default-cell-style-name="ce198"/>
        <table:table-column table:style-name="co35" table:default-cell-style-name="ce198"/>
        <table:table-column table:style-name="co36" table:default-cell-style-name="ce198"/>
        <table:table-column table:style-name="co37" table:default-cell-style-name="ce198"/>
        <table:table-column table:style-name="co4" table:default-cell-style-name="ce198"/>
        <table:table-column table:style-name="co37" table:default-cell-style-name="ce198"/>
        <table:table-column table:style-name="co38" table:default-cell-style-name="ce198"/>
        <table:table-column table:style-name="co39" table:default-cell-style-name="ce198"/>
        <table:table-column table:style-name="co25" table:default-cell-style-name="ce198"/>
        <table:table-column table:style-name="co4" table:default-cell-style-name="ce198"/>
        <table:table-column table:style-name="co40" table:default-cell-style-name="ce198"/>
        <table:table-column table:style-name="co41" table:default-cell-style-name="ce198"/>
        <table:table-column table:style-name="co4" table:default-cell-style-name="ce198"/>
        <table:table-column table:style-name="co42" table:default-cell-style-name="ce198"/>
        <table:table-column table:style-name="co43" table:default-cell-style-name="ce198"/>
        <table:table-column table:style-name="co44" table:default-cell-style-name="ce198"/>
        <table:table-column table:style-name="co45" table:default-cell-style-name="ce198"/>
        <table:table-column table:style-name="co46" table:number-columns-repeated="2" table:default-cell-style-name="ce198"/>
        <table:table-column table:style-name="co47" table:default-cell-style-name="ce198"/>
        <table:table-column table:style-name="co48" table:default-cell-style-name="ce198"/>
        <table:table-column table:style-name="co49" table:default-cell-style-name="ce198"/>
        <table:table-column table:style-name="co50" table:default-cell-style-name="ce198"/>
        <table:table-column table:style-name="co51" table:default-cell-style-name="ce198"/>
        <table:table-column table:style-name="co52" table:default-cell-style-name="ce198"/>
        <table:table-column table:style-name="co53" table:default-cell-style-name="ce198"/>
        <table:table-column table:style-name="co54" table:default-cell-style-name="ce198"/>
        <table:table-column table:style-name="co55" table:default-cell-style-name="ce198"/>
        <table:table-column table:style-name="co56" table:default-cell-style-name="ce198"/>
        <table:table-column table:style-name="co57" table:default-cell-style-name="ce198"/>
        <table:table-column table:style-name="co58" table:default-cell-style-name="ce198"/>
        <table:table-column table:style-name="co4" table:default-cell-style-name="ce198"/>
        <table:table-column table:style-name="co4" table:number-columns-repeated="959" table:default-cell-style-name="Default"/>
        <table:table-row table:style-name="ro4">
          <table:table-cell table:style-name="ce197" office:value-type="string" calcext:value-type="string">
            <text:p>study_id</text:p>
          </table:table-cell>
          <table:table-cell table:style-name="ce197" office:value-type="string" calcext:value-type="string">
            <text:p>site_id</text:p>
          </table:table-cell>
          <table:table-cell table:style-name="ce197" office:value-type="string" calcext:value-type="string">
            <text:p>crop</text:p>
          </table:table-cell>
          <table:table-cell table:style-name="ce197" office:value-type="string" calcext:value-type="string">
            <text:p>variety</text:p>
          </table:table-cell>
          <table:table-cell table:style-name="ce197" office:value-type="string" calcext:value-type="string">
            <text:p>management</text:p>
          </table:table-cell>
          <table:table-cell table:style-name="ce197" office:value-type="string" calcext:value-type="string">
            <text:p>country</text:p>
          </table:table-cell>
          <table:table-cell table:style-name="ce197" office:value-type="string" calcext:value-type="string">
            <text:p>latitude</text:p>
          </table:table-cell>
          <table:table-cell table:style-name="ce197" office:value-type="string" calcext:value-type="string">
            <text:p>longitude</text:p>
          </table:table-cell>
          <table:table-cell table:style-name="ce200" office:value-type="string" calcext:value-type="string">
            <text:p>X_UTM</text:p>
          </table:table-cell>
          <table:table-cell table:style-name="ce200" office:value-type="string" calcext:value-type="string">
            <text:p>Y_UTM</text:p>
          </table:table-cell>
          <table:table-cell table:style-name="ce200" office:value-type="string" calcext:value-type="string">
            <text:p>zone_UTM</text:p>
          </table:table-cell>
          <table:table-cell table:style-name="ce197" office:value-type="string" calcext:value-type="string">
            <text:p>sampling_start_month</text:p>
          </table:table-cell>
          <table:table-cell table:style-name="ce197" office:value-type="string" calcext:value-type="string">
            <text:p>sampling_end_month</text:p>
          </table:table-cell>
          <table:table-cell table:style-name="ce197" office:value-type="string" calcext:value-type="string">
            <text:p>sampling_year</text:p>
          </table:table-cell>
          <table:table-cell table:style-name="ce197" office:value-type="string" calcext:value-type="string">
            <text:p>field_size</text:p>
          </table:table-cell>
          <table:table-cell table:style-name="ce98" office:value-type="string" calcext:value-type="string">
            <text:p>yield</text:p>
          </table:table-cell>
          <table:table-cell table:style-name="ce201" office:value-type="string" calcext:value-type="string">
            <text:p>yield_units</text:p>
          </table:table-cell>
          <table:table-cell table:style-name="ce201" office:value-type="string" calcext:value-type="string">
            <text:p>yield2</text:p>
          </table:table-cell>
          <table:table-cell table:style-name="ce201" office:value-type="string" calcext:value-type="string">
            <text:p>yield2_units</text:p>
          </table:table-cell>
          <table:table-cell table:style-name="ce201" office:value-type="string" calcext:value-type="string">
            <text:p>yield_treatments_no_pollinators</text:p>
          </table:table-cell>
          <table:table-cell table:style-name="ce201" office:value-type="string" calcext:value-type="string">
            <text:p>yield_treatments_pollen_supplement</text:p>
          </table:table-cell>
          <table:table-cell table:style-name="ce201" office:value-type="string" calcext:value-type="string">
            <text:p>yield_treatments_no_pollinators2</text:p>
          </table:table-cell>
          <table:table-cell table:style-name="ce201" office:value-type="string" calcext:value-type="string">
            <text:p>yield_treatments_pollen_supplement2</text:p>
          </table:table-cell>
          <table:table-cell table:style-name="ce202" office:value-type="string" calcext:value-type="string">
            <text:p>fruits_per_plant</text:p>
          </table:table-cell>
          <table:table-cell table:style-name="ce203" office:value-type="string" calcext:value-type="string">
            <text:p>fruit_weight</text:p>
          </table:table-cell>
          <table:table-cell table:style-name="ce203" office:value-type="string" calcext:value-type="string">
            <text:p>plant_density</text:p>
          </table:table-cell>
          <table:table-cell table:style-name="ce204" office:value-type="string" calcext:value-type="string">
            <text:p>seeds_per_fruit</text:p>
          </table:table-cell>
          <table:table-cell table:style-name="ce204" office:value-type="string" calcext:value-type="string">
            <text:p>seeds_per_plant</text:p>
          </table:table-cell>
          <table:table-cell table:style-name="ce205" office:value-type="string" calcext:value-type="string">
            <text:p>seed_weight</text:p>
          </table:table-cell>
          <table:table-cell table:style-name="ce206" office:value-type="string" calcext:value-type="string">
            <text:p>sampling_richness</text:p>
          </table:table-cell>
          <table:table-cell table:style-name="ce206" office:value-type="string" calcext:value-type="string">
            <text:p>observed_pollinator_richness</text:p>
          </table:table-cell>
          <table:table-cell table:style-name="ce206" office:value-type="string" calcext:value-type="string">
            <text:p>other_pollinator_richness</text:p>
          </table:table-cell>
          <table:table-cell table:style-name="ce206" office:value-type="string" calcext:value-type="string">
            <text:p>other_richness_estimator_method</text:p>
          </table:table-cell>
          <table:table-cell table:style-name="ce207" office:value-type="string" calcext:value-type="string">
            <text:p>richness_restriction</text:p>
          </table:table-cell>
          <table:table-cell table:style-name="ce207" office:value-type="string" calcext:value-type="string">
            <text:p>sampling_abundance</text:p>
          </table:table-cell>
          <table:table-cell table:style-name="ce208" office:value-type="string" calcext:value-type="string">
            <text:p>abundance</text:p>
          </table:table-cell>
          <table:table-cell table:style-name="ce208" office:value-type="string" calcext:value-type="string">
            <text:p>ab_honeybee</text:p>
          </table:table-cell>
          <table:table-cell table:style-name="ce208" office:value-type="string" calcext:value-type="string">
            <text:p>ab_bombus</text:p>
          </table:table-cell>
          <table:table-cell table:style-name="ce208" office:value-type="string" calcext:value-type="string">
            <text:p>ab_wildbees</text:p>
          </table:table-cell>
          <table:table-cell table:style-name="ce208" office:value-type="string" calcext:value-type="string">
            <text:p>ab_syrphids</text:p>
          </table:table-cell>
          <table:table-cell table:style-name="ce209" office:value-type="string" calcext:value-type="string">
            <text:p>ab_humbleflies</text:p>
          </table:table-cell>
          <table:table-cell table:style-name="ce209" office:value-type="string" calcext:value-type="string">
            <text:p>ab_other_flies</text:p>
          </table:table-cell>
          <table:table-cell table:style-name="ce209" office:value-type="string" calcext:value-type="string">
            <text:p>ab_beetles</text:p>
          </table:table-cell>
          <table:table-cell table:style-name="ce209" office:value-type="string" calcext:value-type="string">
            <text:p>ab_lepidoptera</text:p>
          </table:table-cell>
          <table:table-cell table:style-name="ce209" office:value-type="string" calcext:value-type="string">
            <text:p>ab_nonbee_hymenoptera</text:p>
          </table:table-cell>
          <table:table-cell table:style-name="ce206" office:value-type="string" calcext:value-type="string">
            <text:p>ab_others</text:p>
          </table:table-cell>
          <table:table-cell table:style-name="ce210" office:value-type="string" calcext:value-type="string">
            <text:p>total_sampled_area</text:p>
          </table:table-cell>
          <table:table-cell table:style-name="ce210" office:value-type="string" calcext:value-type="string">
            <text:p>total_sampled_time</text:p>
          </table:table-cell>
          <table:table-cell table:style-name="ce211" office:value-type="string" calcext:value-type="string">
            <text:p>sampling_visitation</text:p>
          </table:table-cell>
          <table:table-cell table:style-name="ce212" office:value-type="string" calcext:value-type="string">
            <text:p>visitation_rate_units</text:p>
          </table:table-cell>
          <table:table-cell table:style-name="ce211" office:value-type="string" calcext:value-type="string">
            <text:p>visitation_rate</text:p>
          </table:table-cell>
          <table:table-cell table:style-name="ce213" office:value-type="string" calcext:value-type="string">
            <text:p>visit_honeybee</text:p>
          </table:table-cell>
          <table:table-cell table:style-name="ce213" office:value-type="string" calcext:value-type="string">
            <text:p>visit_bombus</text:p>
          </table:table-cell>
          <table:table-cell table:style-name="ce213" office:value-type="string" calcext:value-type="string">
            <text:p>visit_wildbees</text:p>
          </table:table-cell>
          <table:table-cell table:style-name="ce213" office:value-type="string" calcext:value-type="string">
            <text:p>visit_syrphids</text:p>
          </table:table-cell>
          <table:table-cell table:style-name="ce204" office:value-type="string" calcext:value-type="string">
            <text:p>visit_humbleflies</text:p>
          </table:table-cell>
          <table:table-cell table:style-name="ce204" office:value-type="string" calcext:value-type="string">
            <text:p>visit_other_flies</text:p>
          </table:table-cell>
          <table:table-cell table:style-name="ce213" office:value-type="string" calcext:value-type="string">
            <text:p>visit_beetles</text:p>
          </table:table-cell>
          <table:table-cell table:style-name="ce204" office:value-type="string" calcext:value-type="string">
            <text:p>visit_lepidoptera</text:p>
          </table:table-cell>
          <table:table-cell table:style-name="ce204" office:value-type="string" calcext:value-type="string">
            <text:p>visit_nonbee_hymenoptera</text:p>
          </table:table-cell>
          <table:table-cell table:style-name="ce212" office:value-type="string" calcext:value-type="string">
            <text:p>visit_others</text:p>
          </table:table-cell>
          <table:table-cell table:style-name="ce214" office:value-type="string" calcext:value-type="string">
            <text:p>Publication</text:p>
          </table:table-cell>
          <table:table-cell table:style-name="ce214" office:value-type="string" calcext:value-type="string">
            <text:p>Credit</text:p>
          </table:table-cell>
          <table:table-cell table:style-name="ce214" office:value-type="string" calcext:value-type="string">
            <text:p>Email_contact</text:p>
          </table:table-cell>
          <table:table-cell table:style-name="ce214" office:value-type="string" calcext:value-type="string">
            <text:p>notes</text:p>
          </table:table-cell>
          <table:table-cell table:style-name="ce215" table:number-columns-repeated="958"/>
          <table:table-cell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alm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46654</text:p>
          </table:table-cell>
          <table:table-cell office:value-type="string" calcext:value-type="string">
            <text:p>-68.09834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2.4664108" calcext:value-type="float">
            <text:p>22,4664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bo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12310</text:p>
          </table:table-cell>
          <table:table-cell office:value-type="string" calcext:value-type="string">
            <text:p>-67.75395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.2911844" calcext:value-type="float">
            <text:p>6,2912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bp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998277</text:p>
          </table:table-cell>
          <table:table-cell office:value-type="string" calcext:value-type="string">
            <text:p>-67.95460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.5178166" calcext:value-type="float">
            <text:p>11,5178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7157258" calcext:value-type="float">
            <text:p>0,7157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bp1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3610</text:p>
          </table:table-cell>
          <table:table-cell office:value-type="string" calcext:value-type="string">
            <text:p>-67.9451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3914007" calcext:value-type="float">
            <text:p>9,3914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5128205" calcext:value-type="float">
            <text:p>0,5128</text:p>
          </table:table-cell>
          <table:table-cell table:number-columns-repeated="26"/>
          <table:table-cell table:style-name="ce112"/>
          <table:table-cell table:number-columns-repeated="16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delimed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61800</text:p>
          </table:table-cell>
          <table:table-cell office:value-type="string" calcext:value-type="string">
            <text:p>-68.105516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9"/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delino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31463</text:p>
          </table:table-cell>
          <table:table-cell office:value-type="string" calcext:value-type="string">
            <text:p>-68.10689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5.459522" calcext:value-type="float">
            <text:p>15,4595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delisu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81450</text:p>
          </table:table-cell>
          <table:table-cell office:value-type="string" calcext:value-type="string">
            <text:p>-68.08098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0950439" calcext:value-type="float">
            <text:p>9,0950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garno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19475</text:p>
          </table:table-cell>
          <table:table-cell office:value-type="string" calcext:value-type="string">
            <text:p>-67.69230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.8534491" calcext:value-type="float">
            <text:p>0,8534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garsu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28962</text:p>
          </table:table-cell>
          <table:table-cell office:value-type="string" calcext:value-type="string">
            <text:p>-67.71196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.0805492" calcext:value-type="float">
            <text:p>1,0805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opno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994797</text:p>
          </table:table-cell>
          <table:table-cell office:value-type="string" calcext:value-type="string">
            <text:p>-67.81821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.447689" calcext:value-type="float">
            <text:p>3,4477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opsu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3665</text:p>
          </table:table-cell>
          <table:table-cell office:value-type="string" calcext:value-type="string">
            <text:p>-67.81404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.8611115" calcext:value-type="float">
            <text:p>3,8611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alle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ipps_pink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38539</text:p>
          </table:table-cell>
          <table:table-cell office:value-type="string" calcext:value-type="string">
            <text:p>-67.772363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4.4813077" calcext:value-type="float">
            <text:p>14,4813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ch1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14898</text:p>
          </table:table-cell>
          <table:table-cell office:value-type="string" calcext:value-type="string">
            <text:p>-68.48107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.7235786" calcext:value-type="float">
            <text:p>10,7236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ch2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ipps_pink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2668</text:p>
          </table:table-cell>
          <table:table-cell office:value-type="string" calcext:value-type="string">
            <text:p>-68.44817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.9664623" calcext:value-type="float">
            <text:p>20,9665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ch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1450</text:p>
          </table:table-cell>
          <table:table-cell office:value-type="string" calcext:value-type="string">
            <text:p>-68.45928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4.2499613" calcext:value-type="float">
            <text:p>4,2500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maiol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24413</text:p>
          </table:table-cell>
          <table:table-cell office:value-type="string" calcext:value-type="string">
            <text:p>-68.320813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53359" calcext:value-type="float">
            <text:p>9,5336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nm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40066</text:p>
          </table:table-cell>
          <table:table-cell office:value-type="string" calcext:value-type="string">
            <text:p>-68.25862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8.7685509" calcext:value-type="float">
            <text:p>8,7686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pach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48304</text:p>
          </table:table-cell>
          <table:table-cell office:value-type="string" calcext:value-type="string">
            <text:p>-68.26465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7.0688444" calcext:value-type="float">
            <text:p>7,0688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euno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2652</text:p>
          </table:table-cell>
          <table:table-cell office:value-type="string" calcext:value-type="string">
            <text:p>-67.73663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8.9877511" calcext:value-type="float">
            <text:p>8,9878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eusu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6714</text:p>
          </table:table-cell>
          <table:table-cell office:value-type="string" calcext:value-type="string">
            <text:p>-67.7467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3301471" calcext:value-type="float">
            <text:p>9,3301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ey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60069</text:p>
          </table:table-cell>
          <table:table-cell office:value-type="string" calcext:value-type="string">
            <text:p>-68.04971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8.3061236" calcext:value-type="float">
            <text:p>18,3061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2469136" calcext:value-type="float">
            <text:p>0,2469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os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84916</text:p>
          </table:table-cell>
          <table:table-cell office:value-type="string" calcext:value-type="string">
            <text:p>-68.36021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1392796" calcext:value-type="float">
            <text:p>13,1393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1.0582011" calcext:value-type="float">
            <text:p>1,0582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os17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92720</text:p>
          </table:table-cell>
          <table:table-cell office:value-type="string" calcext:value-type="string">
            <text:p>-68.35143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9.386471" calcext:value-type="float">
            <text:p>19,3865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6666667" calcext:value-type="float">
            <text:p>0,6667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os2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79380</text:p>
          </table:table-cell>
          <table:table-cell office:value-type="string" calcext:value-type="string">
            <text:p>-68.37147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.3313202" calcext:value-type="float">
            <text:p>11,3313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8" calcext:value-type="float">
            <text:p>0,8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tec1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9006</text:p>
          </table:table-cell>
          <table:table-cell office:value-type="string" calcext:value-type="string">
            <text:p>-68.46011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7182633" calcext:value-type="float">
            <text:p>13,7183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tec2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2339</text:p>
          </table:table-cell>
          <table:table-cell office:value-type="string" calcext:value-type="string">
            <text:p>-68.48065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0599" calcext:value-type="float">
            <text:p>13,0599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tec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28002</text:p>
          </table:table-cell>
          <table:table-cell office:value-type="string" calcext:value-type="string">
            <text:p>-68.27903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.073229" calcext:value-type="float">
            <text:p>10,0732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vmanz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Organic Agriculture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75118</text:p>
          </table:table-cell>
          <table:table-cell office:value-type="string" calcext:value-type="string">
            <text:p>-68.22455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4794975" calcext:value-type="float">
            <text:p>13,4795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.5555556" calcext:value-type="float">
            <text:p>0,5556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zec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18547</text:p>
          </table:table-cell>
          <table:table-cell office:value-type="string" calcext:value-type="string">
            <text:p>-68.28795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5.4277542" calcext:value-type="float">
            <text:p>5,4278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zec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ed_delicious</text:p>
          </table:table-cell>
          <table:table-cell office:value-type="string" calcext:value-type="string">
            <text:p>Other Conventional Practices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15072</text:p>
          </table:table-cell>
          <table:table-cell office:value-type="string" calcext:value-type="string">
            <text:p>-68.323733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.9183673" calcext:value-type="float">
            <text:p>11,9184</text:p>
          </table:table-cell>
          <table:table-cell office:value-type="string" calcext:value-type="string">
            <text:p>Fruit set (%)</text:p>
          </table:table-cell>
          <table:table-cell table:number-columns-repeated="2"/>
          <table:table-cell table:style-name="ce99" office:value-type="float" office:value="0" calcext:value-type="float">
            <text:p>0,0000</text:p>
          </table:table-cell>
          <table:table-cell table:number-columns-repeated="43"/>
          <table:table-cell office:value-type="string" calcext:value-type="string">
            <text:p>dnabaesjodar@unrn.edu.ar</text:p>
          </table:table-cell>
          <table:table-cell table:number-columns-repeated="96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wnership" table:style-name="ta3">
        <office:forms form:automatic-focus="false" form:apply-design-mode="false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5" table:number-columns-repeated="60" table:default-cell-style-name="ce34"/>
        <table:table-row table:style-name="ro1">
          <table:table-cell table:style-name="ce49" office:value-type="string" calcext:value-type="string">
            <text:p>study_id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affiliation</text:p>
          </table:table-cell>
          <table:table-cell table:style-name="ce49" office:value-type="string" calcext:value-type="string">
            <text:p>email</text:p>
          </table:table-cell>
          <table:table-cell table:style-name="ce86" office:value-type="string" calcext:value-type="string">
            <text:p>role</text:p>
          </table:table-cell>
          <table:table-cell table:style-name="ce86" office:value-type="string" calcext:value-type="string">
            <text:p>funding</text:p>
          </table:table-cell>
          <table:table-cell table:number-columns-repeated="58"/>
        </table:table-row>
        <table:table-row table:style-name="ro3">
          <table:table-cell table:style-name="ce85" office:value-type="string" calcext:value-type="string">
            <text:p>Diego_Nabaes_Jodar_Apple_Argentina_2019</text:p>
          </table:table-cell>
          <table:table-cell office:value-type="string" calcext:value-type="string">
            <text:p>Diego N. Nabaes Jodar</text:p>
          </table:table-cell>
          <table:table-cell office:value-type="string" calcext:value-type="string">
            <text:p>Universidad Nacional de Río Negro, Instituto de Investigaciones en Recursos Naturales, Agroecología y Desarrollo Rural, Río Negro, Argentina</text:p>
          </table:table-cell>
          <table:table-cell office:value-type="string" calcext:value-type="string">
            <text:p><text:a xlink:href="mailto:dnabaesjodar@unrn.edu.ar" xlink:type="simple">dnabaesjodar@unrn.edu.ar</text:a></text:p>
          </table:table-cell>
          <table:table-cell table:style-name="ce87" office:value-type="string" calcext:value-type="string">
            <text:p>Lead author/Corresponding author</text:p>
          </table:table-cell>
          <table:table-cell table:style-name="ce124" office:value-type="string" calcext:value-type="string">
            <text:p>UNRN-CONICET </text:p>
          </table:table-cell>
          <table:table-cell table:number-columns-repeated="58"/>
        </table:table-row>
        <table:table-row table:style-name="ro3">
          <table:table-cell table:style-name="ce85" office:value-type="string" calcext:value-type="string">
            <text:p>Diego_Nabaes_Jodar_Apple_Argentina_2019</text:p>
          </table:table-cell>
          <table:table-cell office:value-type="string" calcext:value-type="string">
            <text:p>Lucas A. Garibaldi</text:p>
          </table:table-cell>
          <table:table-cell office:value-type="string" calcext:value-type="string">
            <text:p>Universidad Nacional de Río Negro, Instituto de Investigaciones en Recursos Naturales, Agroecología y Desarrollo Rural, Río Negro, Argentina</text:p>
          </table:table-cell>
          <table:table-cell office:value-type="string" calcext:value-type="string">
            <text:p><text:a xlink:href="mailto:lgaribaldi@unrn.edu.ar" xlink:type="simple">lgaribaldi@unrn.edu.ar </text:a></text:p>
          </table:table-cell>
          <table:table-cell office:value-type="string" calcext:value-type="string">
            <text:p>Co-author/Co-owner</text:p>
          </table:table-cell>
          <table:table-cell table:style-name="ce124" office:value-type="string" calcext:value-type="string">
            <text:p>UNRN-CONICET </text:p>
          </table:table-cell>
          <table:table-cell table:number-columns-repeated="58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sampling_method.D8:sampling_method.D3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ield_level_data.A1:field_level_data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loext:min-decimal-places="1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5" loext:min-decimal-places="15" number:min-integer-digits="1"/>
    </number:number-style>
    <number:number-style style:name="N140">
      <number:number number:decimal-places="16" loext:min-decimal-places="16" number:min-integer-digits="1"/>
    </number:number-style>
    <number:number-style style:name="N141">
      <number:number number:decimal-places="17" loext:min-decimal-places="17" number:min-integer-digits="1"/>
    </number:number-style>
    <number:number-style style:name="N142">
      <number:number number:decimal-places="18" loext:min-decimal-places="18" number:min-integer-digits="1"/>
    </number:number-style>
    <number:number-style style:name="N143">
      <number:number number:decimal-places="19" loext:min-decimal-places="19" number:min-integer-digits="1"/>
    </number:number-style>
    <number:number-style style:name="N144">
      <number:number number:decimal-places="20" loext:min-decimal-places="20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9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9P2" style:volatile="true" number:language="es" number:country="EC">
      <loext:text> </loext:text>
      <loext:fill-character> </loext:fill-character>
      <number:text>- </number:text>
    </number:number-style>
    <number:text-style style:name="N10149" number:language="es" number:country="EC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es" number:country="EC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s" number:country="EC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number:currency-style style:name="N3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3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30108P0"/>
    </number:currency-style>
    <number:currency-style style:name="N3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3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30109P0"/>
    </number:currency-style>
    <number:currency-style style:name="N3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3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30111P0"/>
    </number:currency-style>
    <number:currency-style style:name="N3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3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30112P0"/>
    </number:currency-style>
    <number:date-style style:name="N3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30114" number:language="es" number:country="AR">
      <number:day number:style="long"/>
      <number:text>-</number:text>
      <number:month number:textual="true"/>
    </number:date-style>
    <number:date-style style:name="N30115" number:language="es" number:country="AR">
      <number:month number:textual="true"/>
      <number:text>-</number:text>
      <number:year/>
    </number:date-style>
    <number:date-style style:name="N3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0117P0" style:volatile="true" number:language="es" number:country="AR">
      <number:number number:decimal-places="0" loext:min-decimal-places="0" number:min-integer-digits="1" number:grouping="true"/>
    </number:number-style>
    <number:number-style style:name="N3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30117P0"/>
    </number:number-style>
    <number:number-style style:name="N30118P0" style:volatile="true" number:language="es" number:country="AR">
      <number:number number:decimal-places="0" loext:min-decimal-places="0" number:min-integer-digits="1" number:grouping="true"/>
    </number:number-style>
    <number:number-style style:name="N3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18P0"/>
    </number:number-style>
    <number:number-style style:name="N30119P0" style:volatile="true" number:language="es" number:country="AR">
      <number:number number:decimal-places="2" loext:min-decimal-places="2" number:min-integer-digits="1" number:grouping="true"/>
    </number:number-style>
    <number:number-style style:name="N3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30119P0"/>
    </number:number-style>
    <number:number-style style:name="N30120P0" style:volatile="true" number:language="es" number:country="AR">
      <number:number number:decimal-places="2" loext:min-decimal-places="2" number:min-integer-digits="1" number:grouping="true"/>
    </number:number-style>
    <number:number-style style:name="N3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120P0"/>
    </number:number-style>
    <number:number-style style:name="N3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30124P2" style:volatile="true" number:language="es" number:country="AR">
      <loext:text> </loext:text>
      <loext:fill-character> </loext:fill-character>
      <number:text>- </number:text>
    </number:number-style>
    <number:text-style style:name="N30124" number:language="es" number:country="AR">
      <number:text> </number:text>
      <number:text-content/>
      <number:text> </number:text>
      <style:map style:condition="value()&gt;0" style:apply-style-name="N30124P0"/>
      <style:map style:condition="value()&lt;0" style:apply-style-name="N30124P1"/>
      <style:map style:condition="value()=0" style:apply-style-name="N30124P2"/>
    </number:text-style>
    <number:currency-style style:name="N3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3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30128" number:language="es" number:country="AR">
      <number:text> </number:text>
      <number:text-content/>
      <number:text> </number:text>
      <style:map style:condition="value()&gt;0" style:apply-style-name="N30128P0"/>
      <style:map style:condition="value()&lt;0" style:apply-style-name="N30128P1"/>
      <style:map style:condition="value()=0" style:apply-style-name="N30128P2"/>
    </number:text-style>
    <number:number-style style:name="N3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3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32" number:language="es" number:country="AR">
      <number:text> </number:text>
      <number:text-content/>
      <number:text> </number:text>
      <style:map style:condition="value()&gt;0" style:apply-style-name="N30132P0"/>
      <style:map style:condition="value()&lt;0" style:apply-style-name="N30132P1"/>
      <style:map style:condition="value()=0" style:apply-style-name="N30132P2"/>
    </number:text-style>
    <number:currency-style style:name="N3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3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136" number:language="es" number:country="AR">
      <number:text> </number:text>
      <number:text-content/>
      <number:text> </number:text>
      <style:map style:condition="value()&gt;0" style:apply-style-name="N30136P0"/>
      <style:map style:condition="value()&lt;0" style:apply-style-name="N30136P1"/>
      <style:map style:condition="value()=0" style:apply-style-name="N3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0:00:25.4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29T22:08:30.322000000</dc:date>
    <meta:generator>LibreOffice/6.4.2.2$Windows_X86_64 LibreOffice_project/4e471d8c02c9c90f512f7f9ead8875b57fcb1ec3</meta:generator>
    <meta:editing-duration>P3DT20H51M22S</meta:editing-duration>
    <meta:editing-cycles>211</meta:editing-cycles>
    <meta:document-statistic meta:table-count="5" meta:cell-count="1537" meta:object-count="0"/>
    <meta:user-defined meta:name=""/>
  </office:meta>
</office:document-meta>
</file>